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gregateDataE_max" table:style-name="ta1">
        <table:shapes>
          <draw:frame draw:z-index="0" draw:style-name="gr1" draw:text-style-name="P1" svg:width="159.99mm" svg:height="89.99mm" svg:x="66.63mm" svg:y="0mm">
            <loext:p draw:notify-on-update-of-ranges="aggregateDataE_max.A1:aggregateDataE_max.A1 aggregateDataE_max.A2:aggregateDataE_max.A20 aggregateDataE_max.B1:aggregateDataE_max.B1 aggregateDataE_max.B2:aggregateDataE_max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Empty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373614" calcext:value-type="float">
            <text:p>0.0003736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32822" calcext:value-type="float">
            <text:p>0.0001328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995741" calcext:value-type="float">
            <text:p>0.0009957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84149" calcext:value-type="float">
            <text:p>0.000841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68354" calcext:value-type="float">
            <text:p>0.002683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23502" calcext:value-type="float">
            <text:p>0.003235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98391" calcext:value-type="float">
            <text:p>0.004983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340545" calcext:value-type="float">
            <text:p>0.003405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429673" calcext:value-type="float">
            <text:p>0.04296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927019" calcext:value-type="float">
            <text:p>0.009270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37137" calcext:value-type="float">
            <text:p>0.1371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7786" calcext:value-type="float">
            <text:p>0.0177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1475" calcext:value-type="float">
            <text:p>0.8714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76869" calcext:value-type="float">
            <text:p>0.03768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39415" calcext:value-type="float">
            <text:p>0.2394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33357" calcext:value-type="float">
            <text:p>1.333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00382" calcext:value-type="float">
            <text:p>8.003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41907" calcext:value-type="float">
            <text:p>9.419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05608" calcext:value-type="float">
            <text:p>8.05608</text:p>
          </table:table-cell>
        </table:table-row>
      </table:table>
      <table:named-expressions/>
      <table:database-ranges>
        <table:database-range table:name="__Anonymous_Sheet_DB__0" table:target-range-address="aggregateDataE_max.A1:aggregateDataE_max.B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0T00:25:44.191146678</dc:date>
    <meta:editing-duration>PT3M2S</meta:editing-duration>
    <meta:editing-cycles>1</meta:editing-cycles>
    <meta:document-statistic meta:table-count="1" meta:cell-count="4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Empty cells vs Runtime (s)</text:p>
        </chart:title>
        <chart:subtitle svg:x="6.951cm" svg:y="1.275cm" chart:style-name="ch3">
          <text:p>Worst case</text:p>
        </chart:subtitle>
        <chart:plot-area chart:style-name="ch4" table:cell-range-address="aggregateDataE_max.A1:aggregateDataE_max.B20" chart:data-source-has-labels="both" svg:x="1.331cm" svg:y="2.138cm" svg:width="14.349cm" svg:height="5.701cm">
          <chartooo:coordinate-region svg:x="1.767cm" svg:y="2.337cm" svg:width="13.541cm" svg:height="4.855cm"/>
          <chart:axis chart:dimension="x" chart:name="primary-x" chart:style-name="ch5" chartooo:axis-type="auto">
            <chartooo:date-scale/>
            <chart:title svg:x="7.628cm" svg:y="8.019cm" chart:style-name="ch6">
              <text:p>Empty cells</text:p>
            </chart:title>
            <chart:categories table:cell-range-address="aggregateDataE_max.A2:aggregateDataE_max.A20"/>
          </chart:axis>
          <chart:axis chart:dimension="y" chart:name="primary-y" chart:style-name="ch5">
            <chart:title svg:x="0.451cm" svg:y="5.654cm" chart:style-name="ch7">
              <text:p>Runtime</text:p>
            </chart:title>
            <chart:grid chart:style-name="ch8" chart:class="major"/>
          </chart:axis>
          <chart:series chart:style-name="ch9" chart:values-cell-range-address="aggregateDataE_max.B2:aggregateDataE_max.B20" chart:label-cell-address="aggregateDataE_max.B1:aggregateDataE_max.B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aggregateDataE_max.B1:aggregateDataE_max.B1</svg:desc>
                </draw:g>
              </table:table-cell>
            </table:table-row>
          </table:table-header-rows>
          <table:table-rows>
            <table:table-row>
              <table:table-cell office:value-type="float" office:value="46">
                <text:p>46</text:p>
                <draw:g>
                  <svg:desc>aggregateDataE_max.A2:aggregateDataE_max.A20</svg:desc>
                </draw:g>
              </table:table-cell>
              <table:table-cell office:value-type="float" office:value="0.000373614">
                <text:p>0.000373614</text:p>
                <draw:g>
                  <svg:desc>aggregateDataE_max.B2:aggregateDataE_max.B20</svg:desc>
                </draw:g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132822">
                <text:p>0.0001328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995741">
                <text:p>0.00099574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84149">
                <text:p>0.000841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68354">
                <text:p>0.0026835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323502">
                <text:p>0.003235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98391">
                <text:p>0.0049839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40545">
                <text:p>0.0034054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429673">
                <text:p>0.04296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927019">
                <text:p>0.009270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37137">
                <text:p>0.13713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7786">
                <text:p>0.0177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871475">
                <text:p>0.8714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376869">
                <text:p>0.03768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9415">
                <text:p>0.2394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33357">
                <text:p>1.3335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.00382">
                <text:p>8.0038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.41907">
                <text:p>9.419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05608">
                <text:p>8.05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